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3a14" officeooo:paragraph-rsid="000c3a14"/>
    </style:style>
    <style:style style:name="T1" style:family="text">
      <style:text-properties officeooo:rsid="000e37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 - </text:span>Loredana Botti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it" fo:country="IT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it" fo:country="IT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erif" fo:font-family="'Liberation Serif'" style:font-family-generic="roman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fo:font-family="'Liberation Serif'" style:font-family-generic="roman"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16:50:39.421000000</meta:creation-date>
    <dc:date>2020-06-02T18:18:28.766000000</dc:date>
    <meta:editing-duration>PT2M44S</meta:editing-duration>
    <meta:editing-cycles>2</meta:editing-cycles>
    <meta:generator>LibreOffice/6.0.2.1$Windows_X86_64 LibreOffice_project/f7f06a8f319e4b62f9bc5095aa112a65d2f3ac89</meta:generator>
    <meta:document-statistic meta:table-count="0" meta:image-count="0" meta:object-count="0" meta:page-count="1" meta:paragraph-count="1" meta:word-count="4" meta:character-count="20" meta:non-whitespace-character-count="17"/>
  </office:meta>
</office:document-meta>
</file>